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pitch="variable" style:font-charset="x-symbol"/>
    <style:font-face style:name="StarSymbol" svg:font-family="StarSymbol"/>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Vamp Audio Analysis Plugin API: A Programmer's Guide</text:h>
      <text:h text:style-name="Heading_20_2" text:outline-level="2">Overview</text:h>
      <text:p text:style-name="Text_20_body">A Vamp plugin is a chunk of compiled code that carries out analysis of a digital audio signal, returning results in some form other than an audio signal. <text:s/>These results are often called <text:span text:style-name="T1">audio features</text:span><text:span text:style-name="T2">.</text:span></text:p>
      <text:p text:style-name="Text_20_body">Vamp plugins are distributed in shared libraries (.dll, .so or .dylib files depending on the platform), with one or more plugins in each library. <text:s/>A plugin is usually identified to the computer using the shared library name and a short text identifier for the plugin within the library.</text:p>
      <text:p text:style-name="Text_20_body">Plugins are supplied with audio data as a series of short blocks rather than being given the whole of their input audio data at once: in this respect they resemble real-time audio processing plugins, but in all other respects they are executed “off-line”, meaning that they are not expected to run in real-time and are not obliged to return features as they occur.</text:p>
      <text:p text:style-name="Text_20_body">Some examples of tasks that current Vamp plugins perform include:</text:p>
      <text:list text:style-name="L1">
        <text:list-item>
          <text:p text:style-name="P1">Note onset detection: estimating the times at which new note events begin in the signal, and returning those times as results.</text:p>
        </text:list-item>
        <text:list-item>
          <text:p text:style-name="P1">Visualisation data: a Vamp plugin can analyse audio and return a grid of values to be displayed as a spectrogram plot or similar. <text:s/>Vamp plugins do not actually do any display or user interaction; they just return data, and it's up to the host to decide what to do with it.</text:p>
        </text:list-item>
        <text:list-item>
          <text:p text:style-name="P1">Low-level feature extraction: Vamp plugins may be used to calculate simple (in structural terms) data such as power curves from the audio, to be displayed by the host as a data plot or used for some other purpose.</text:p>
        </text:list-item>
      </text:list>
      <text:p text:style-name="Text_20_body">As these examples show, Vamp plugins usually produce data that are not an end in themselves but that may be useful for something else – either for a host to display and the user to interact with in some way, or as intermediate calculations for a particular purpose such as semantically meaningful audio editing. <text:s/>Vamp plugins do not do swirly visualisation and are not very useful in real-time contexts such as interacting with musical performers.</text:p>
      <text:p text:style-name="Text_20_body">The Vamp plugin binary interface is defined in C, and the plugin SDK which will be described here is written in C++.</text:p>
      <text:p text:style-name="Text_20_body">[block diagram – audio in -&gt; plugin -&gt; features out]</text:p>
      <text:h text:style-name="Heading_20_2" text:outline-level="2">Identifiers, Names and Descriptions</text:h>
      <text:h text:style-name="Heading_20_3" text:outline-level="3">Categories</text:h>
      <text:h text:style-name="Heading_20_2" text:outline-level="2">Inputs</text:h>
      <text:h text:style-name="Heading_20_3" text:outline-level="3">Step and Block Size</text:h>
      <text:p text:style-name="Text_20_body">[diagram – un-overlapping blocks for time-domain audio, overlapping ones for frequency-domain – show windowing]</text:p>
      <text:h text:style-name="Heading_20_2" text:outline-level="2">Outputs</text:h>
      <text:p text:style-name="Text_20_body">[diagram – cloud of clouds of features (feature sets), each feature a vector, value, or point]</text:p>
      <text:h text:style-name="Heading_20_3" text:outline-level="3">Feature Structure</text:h>
      <text:h text:style-name="Heading_20_3" text:outline-level="3">Sample Types and Timestamps</text:h>
      <text:p text:style-name="Standard">On Thursday 08 November 2007 12:24, David Pas wrote:</text:p>
      <text:p text:style-name="Standard">&gt; I'm giving the final touches to the Vamp-Prolog interface. I am not</text:p>
      <text:p text:style-name="Standard">&gt; entirely sure if I assign correctly the timestamp to each feature, so maybe</text:p>
      <text:p text:style-name="Standard">&gt; you can free me from doubts:</text:p>
      <text:p text:style-name="Standard"/>
      <text:p text:style-name="Standard">I seem to be answering this a lot recently -- I think the documentation really </text:p>
      <text:p text:style-name="Standard">isn't clear enough about this.</text:p>
      <text:p text:style-name="Standard"/>
      <text:p text:style-name="Standard">The really critical thing is the sampleType. <text:s/>In a sense the hasTimestamp flag </text:p>
      <text:p text:style-name="Standard">is actually redundant, because there isn't really any situation in which the </text:p>
      <text:p text:style-name="Standard">host can trust it in preference to its own deductions from the status of </text:p>
      <text:p text:style-name="Standard">sampleType.</text:p>
      <text:p text:style-name="Standard"/>
      <text:p text:style-name="Standard">The other critical thing to note is that Vamp doesn't have a concept </text:p>
      <text:p text:style-name="Standard">of "duration" of a feature at all (this is a fairly significant limitation). <text:s/></text:p>
      <text:p text:style-name="Standard">A feature timestamp can be said to have a "resolution" (based on the "sample </text:p>
      <text:p text:style-name="Standard">rate" of the timeline from which the timestamp is drawn), which gives it </text:p>
      <text:p text:style-name="Standard">some "thickness" in time (rather than being just a point), but there's no </text:p>
      <text:p text:style-name="Standard">variable duration for a feature.</text:p>
      <text:p text:style-name="Standard"/>
      <text:p text:style-name="Standard">Here are some general rules:</text:p>
      <text:p text:style-name="Standard"/>
      <text:p text:style-name="Standard"><text:s/>* If the sampleType for the output is OneSamplePerStep, then the effective </text:p>
      <text:p text:style-name="Standard">time of any feature returned by process() for that output is the same as the </text:p>
      <text:p text:style-name="Standard">time that was passed in to the process() function by the host. <text:s/>The host </text:p>
      <text:p text:style-name="Standard">should not read the timestamp from the output feature, even if hasTimestamp </text:p>
      <text:p text:style-name="Standard">is true.</text:p>
      <text:p text:style-name="Standard"/>
      <text:p text:style-name="Standard"><text:s/>* If the sampleType is FixedSampleRate, then the effective time of the first </text:p>
      <text:p text:style-name="Standard">feature returned by the first call to process() for that output is the same </text:p>
      <text:p text:style-name="Standard">as the time that was passed in to the process() function, and the effective </text:p>
      <text:p text:style-name="Standard">times of any subsequent features from this or all remaining process functions </text:p>
      <text:p text:style-name="Standard">increment according to the sampleRate specified in the output descriptor. <text:s/></text:p>
      <text:p text:style-name="Standard">Again, the host should not read the timestamp even if it is present (because </text:p>
      <text:p text:style-name="Standard">it wouldn't be clear what it meant given the fixed samplerate).</text:p>
      <text:p text:style-name="Standard"/>
      <text:p text:style-name="Standard"><text:s/>* If the sampleType is VariableSampleRate, then the time of each feature is </text:p>
      <text:p text:style-name="Standard">that returned in the timestamp of the feature (and it is an error for </text:p>
      <text:p text:style-name="Standard">hasTimestamp to be false). <text:s/>The feature may have a "resolution" (i.e. </text:p>
      <text:p text:style-name="Standard">precision in time) given by the sampleRate value for that output, but that's </text:p>
      <text:p text:style-name="Standard">really optional.</text:p>
      <text:p text:style-name="Standard"/>
      <text:p text:style-name="Standard">As you see, there's really no situation in which the host uses hasTimestamp to </text:p>
      <text:p text:style-name="Standard">decide whether to read the timestamp or not. <text:s/>It either always relies on the </text:p>
      <text:p text:style-name="Standard">timestamp (VariableSampleRate) or never (other sample types).</text:p>
      <text:p text:style-name="Standard"/>
      <text:h text:style-name="Heading_20_2" text:outline-level="2">Configuration</text:h>
      <text:h text:style-name="Heading_20_3" text:outline-level="3">Parameters</text:h>
      <text:h text:style-name="Heading_20_3" text:outline-level="3">Programs</text:h>
      <text:h text:style-name="Heading_20_3" text:outline-level="3">What Can Depend on Parameters?</text:h>
      <text:p text:style-name="Text_20_body"><text:s/>* 6. Host finally checks the number of values, resolution, extents</text:p>
      <text:p text:style-name="Text_20_body"><text:s/>* etc per output (which may vary depending on the number of channels,</text:p>
      <text:list text:style-name="L2">
        <text:list-item>
          <text:p text:style-name="P2">step size and block size as well as the parameter values).</text:p>
        </text:list-item>
      </text:list>
      <text:p text:style-name="Text_20_body"/>
      <text:h text:style-name="Heading_20_3" text:outline-level="3">Host Extension</text:h>
      <text:h text:style-name="Heading_20_3" text:outline-level="3">Loader</text:h>
      <text:h text:style-name="Heading_20_3" text:outline-level="3">Adapters</text:h>
      <text:h text:style-name="Heading_20_2" text:outline-level="2">Appendix I: Contents of a Plugin Library</text:h>
      <text:h text:style-name="Heading_20_2" text:outline-level="2">Appendix II: An Annotated Example Plugin</text:h>
      <text:p text:style-name="Standard"/>
      <text:p text:style-name="Standard"/>
      <text:p text:style-name="Standard">[Fri Jan 25 2008] [15:08:30] &lt;las&gt;<text:tab/>cannam: where i am right now is that a "Feature" is a particular point in time (possibly); it may or may not have a set of values associated with it</text:p>
      <text:p text:style-name="Standard">[Fri Jan 25 2008] [15:08:40] &lt;cannam&gt;<text:tab/>basically you get a set of feature outputs, and each of those consists of a sequence of feature vectors, either regularly spaced or at variable intervals... you're right, it's not obvious is it?</text:p>
      <text:p text:style-name="Standard">[Fri Jan 25 2008] [15:08:52] &lt;cannam&gt;<text:tab/>las: that's about right</text:p>
      <text:p text:style-name="Standard">[Fri Jan 25 2008] [15:09:05] &lt;cannam&gt;<text:tab/>las: a Feature always has a time, and may have zero or more values</text:p>
      <text:p text:style-name="Standard">[Fri Jan 25 2008] [15:09:33] &lt;las&gt;<text:tab/>cannam: the mental problem for me was that i was imagining that the plugin might return multiple different kinds of info, and that "Feature" referred to a specific kind of info</text:p>
      <text:p text:style-name="Standard">[Fri Jan 25 2008] [15:09:33] Join<text:tab/>esox has joined this channel (n=jean-mar@jol13-1-89-85-87-15.dsl.club-internet.fr).</text:p>
      <text:p text:style-name="Standard">[Fri Jan 25 2008] [15:09:40] &lt;cannam&gt;<text:tab/>las: you can get more of an idea for a specific plugin by running it in vamp-simple-host and looking at how it prints the results</text:p>
      <text:p text:style-name="Standard">[Fri Jan 25 2008] [15:09:43] &lt;las&gt;<text:tab/>cannam: i.e. "Feature 3 occurs at a, b, c and d"</text:p>
      <text:p text:style-name="Standard">[Fri Jan 25 2008] [15:10:02] &lt;las&gt;<text:tab/>cannam: as opposed to "there is a feature at a, b, c and d"</text:p>
      <text:p text:style-name="Standard">[Fri Jan 25 2008] [15:10:07] &lt;cannam&gt;<text:tab/>las: that would usually be an "output", i.e. "output 3 has features at a, b, c and d"</text:p>
      <text:p text:style-name="Standard">[Fri Jan 25 2008] [15:10:24] &lt;las&gt;<text:tab/>cannam: is they all have times, what is hasTimestamp for?</text:p>
      <text:p text:style-name="Standard">[Fri Jan 25 2008] [15:10:40] &lt;cannam&gt;<text:tab/>or, "this output has features at a, b, c and d with value X and features at e and f with value Y"</text:p>
      <text:p text:style-name="Standard">[Fri Jan 25 2008] [15:11:40] &lt;cannam&gt;<text:tab/>las: the "sample type" of the output specifies whether the features are equally spaced (in which case the timestamps are implicit), or will have individual timestamps</text:p>
      <text:p text:style-name="Standard">[Fri Jan 25 2008] [15:11:57] &lt;ppalmers_&gt;<text:tab/>las: what's the goal of this bar/beat grid functionality (audio-wise)?</text:p>
      <text:p text:style-name="Standard">[Fri Jan 25 2008] [15:12:12] &lt;cannam&gt;<text:tab/>las: so you only set, and read, the timestamps if the sample type is something other than "one sample per step"</text:p>
      <text:p text:style-name="Standard">[Fri Jan 25 2008] [15:12:16] Join<text:tab/>Yggdrasil has joined this channel (n=YurtleTh@unaffiliated/yggdrasil).</text:p>
      <text:p text:style-name="Standard">[Fri Jan 25 2008] [15:12:37] &lt;cannam&gt;<text:tab/>las: however, this aspect of vamp "isn't well thought out"</text:p>
      <text:p text:style-name="Standard">[Fri Jan 25 2008] [15:12:47] &lt;peppo&gt;<text:tab/>las, damn this latest commit was one helluva recompile :)</text:p>
      <text:p text:style-name="Standard">[Fri Jan 25 2008] [15:13:06] &lt;las&gt;<text:tab/>peppo: new abstract class at the bottom of Region and Source</text:p>
      <text:p text:style-name="Standard">[Fri Jan 25 2008] [15:13:11] &lt;las&gt;<text:tab/>peppo: Readable</text:p>
      <text:p text:style-name="Standard">[Fri Jan 25 2008] [15:13:18] &lt;cannam&gt;<text:tab/>las: in that the timestamp is either mandatory (if the sample type is not one sample per step), or else it should be totally ignored (if the sample type is one sample per step)</text:p>
      <text:p text:style-name="Standard">[Fri Jan 25 2008] [15:13:24] &lt;peppo&gt;<text:tab/>las, for the beat detection stuff? eager to try it out!</text:p>
      <text:p text:style-name="Standard">[Fri Jan 25 2008] [15:13:30] &lt;las&gt;<text:tab/>peppo: so that things that operate on Regions can act on Sources too. playlists coming up today.</text:p>
      <text:p text:style-name="Standard">[Fri Jan 25 2008] [15:13:52] &lt;cannam&gt;<text:tab/>las: there is no situation in which the host ever actually needs to take notice of hasTimestamp, although I suppose it can check it and warn if it's false for a sample type in which the timestamp is needed</text:p>
      <text:p text:style-name="Standard">[Fri Jan 25 2008] [15:14:26] &lt;cannam&gt;<text:tab/>las: that may be revised in a future vamp release, but not until we have other things worth breaking the api for as well -- no hurry there</text:p>
      <text:p text:style-name="Standard">[Fri Jan 25 2008] [15:15:05] &lt;las&gt;<text:tab/>cannam: this is where your "functional package" idea comes in</text:p>
      <text:p text:style-name="Standard">[Fri Jan 25 2008] [15:15:36] &lt;las&gt;<text:tab/>cannam: since i am not writing a generic "load this VAMP plugin and run it" host, but rather using VAMP to do specific work, i wasn't inspecting the OutputList of PercussionOnset</text:p>
      <text:p text:style-name="Standard">[Fri Jan 25 2008] [15:16:55] &lt;las&gt;<text:tab/>cannam: ergo, something that just took audio and gave me back results would be handy (but not essential). i don't know how many other uses of VAMP might be similar.</text:p>
      <text:p text:style-name="Standard">[Fri Jan 25 2008] [15:17:05] Quit<text:tab/>taybin has left this server ("This computer has gone to sleep").</text:p>
      <text:p text:style-name="Standard">[Fri Jan 25 2008] [15:17:09] &lt;cannam&gt;<text:tab/>las: probably quite a few</text:p>
      <text:p text:style-name="Standard">[Fri Jan 25 2008] [15:17:26] &lt;cannam&gt;<text:tab/>las: that's definitely the way I was thinking</text:p>
      <text:p text:style-name="Standard">[Fri Jan 25 2008] [15:18:39] Quit<text:tab/>nowhiskey has left this server ("Verlassend").</text:p>
      <text:p text:style-name="Standard">[Fri Jan 25 2008] [15:18:52] Quit<text:tab/>esox has left this server (Read error: 104 (Connection reset by peer)).</text:p>
      <text:p text:style-name="Standard">[Fri Jan 25 2008] [15:19:57] Join<text:tab/>esox has joined this channel (n=jean-mar@jol13-1-89-85-87-15.dsl.club-internet.fr).</text:p>
      <text:p text:style-name="Standard">[Fri Jan 25 2008] [15:22:28] &lt;las&gt;<text:tab/>cannam: now i am totally confused. looking at the code for the perc onset process() call, it appears that it generates either zero or 1 onset per process call</text:p>
      <text:p text:style-name="Standard">[Fri Jan 25 2008] [15:22:54] Join<text:tab/>oofus_ has joined this channel (n=chris@oofus.demon.co.uk).</text:p>
      <text:p text:style-name="Standard">[Fri Jan 25 2008] [15:23:10] &lt;cannam&gt;<text:tab/>las: never attempt to read the top sekrit code</text:p>
      <text:p text:style-name="Standard">[Fri Jan 25 2008] [15:23:28] &lt;cannam&gt;<text:tab/>las: but yes, that's exactly what it does</text:p>
      <text:p text:style-name="Standard">[Fri Jan 25 2008] [15:23:59] &lt;cannam&gt;<text:tab/>las: its "resolution" therefore is limited to the step size, which is 512 samples</text:p>
      <text:p text:style-name="Standard">[Fri Jan 25 2008] [15:24:30] Part<text:tab/>trutkin has left this channel.</text:p>
      <text:p text:style-name="Standard">[Fri Jan 25 2008] [15:24:33] Join<text:tab/>trutkin has joined this channel (n=trutkin@x42073b02.ip.e-nt.net).</text:p>
      <text:p text:style-name="Standard">[Fri Jan 25 2008] [15:24:33] Part<text:tab/>trutkin has left this channel.</text:p>
      <text:p text:style-name="Standard">[Fri Jan 25 2008] [15:24:57] Join<text:tab/>trutkin has joined this channel (n=trutkin@x42073b02.ip.e-nt.net).</text:p>
      <text:p text:style-name="Standard">[Fri Jan 25 2008] [15:25:55] Quit<text:tab/>oofus_ has left this server (Remote closed the connection).</text:p>
      <text:p text:style-name="Standard">[Fri Jan 25 2008] [15:26:06] Join<text:tab/>edogawa_ has joined this channel (n=edogawa@M3434P021.adsl.highway.telekom.at).</text:p>
      <text:p text:style-name="Standard">[Fri Jan 25 2008] [15:26:09] Join<text:tab/>oofus_ has joined this channel (n=chris@oofus.demon.co.uk).</text:p>
      <text:p text:style-name="Standard">[Fri Jan 25 2008] [15:28:44] Quit<text:tab/>esox has left this server (Read error: 104 (Connection reset by peer)).</text:p>
      <text:p text:style-name="Standard">[Fri Jan 25 2008] [15:30:17] Join<text:tab/>esox has joined this channel (n=jean-mar@jol13-1-89-85-87-15.dsl.club-internet.fr).</text:p>
      <text:p text:style-name="Standard">[Fri Jan 25 2008] [15:36:05] &lt;las&gt;<text:tab/>cannam: ok, thats actually entirely reasonable :)</text:p>
      <text:p text:style-name="Standard">[Fri Jan 25 2008] [15:36:36] &lt;cannam&gt;<text:tab/>las: the resolution could be much better; making a higher resolution version particularly for tracks that are expected to contain nothing much besides percussion is on my todo list</text:p>
      <text:p text:style-name="Standard">[Fri Jan 25 2008] [15:38:01] &lt;las&gt;<text:tab/>cannam: isn't that a 15 min task?</text:p>
      <text:p text:style-name="Standard">[Fri Jan 25 2008] [15:38:34] &lt;cannam&gt;<text:tab/>las: well, tuning these things is actually rather fiddly</text:p>
      <text:p text:style-name="Standard">[Fri Jan 25 2008] [15:38:53] &lt;cannam&gt;<text:tab/>las: you can make an instant "higher resolution version" by using a much smaller step size, but you won't necessarily get better results out of it</text:p>
      <text:p text:style-name="Standard">[Fri Jan 25 2008] [15:39:13] &lt;las&gt;<text:tab/>cannam: oh my, that explains why this is kind of slow too. stepsize = 512, blocksize = 1024; its reading all the data twice :(</text:p>
      <text:p text:style-name="Standard">[Fri Jan 25 2008] [15:39:36] Quit<text:tab/>esox has left this server (Read error: 104 (Connection reset by peer)).</text:p>
      <text:p text:style-name="Standard">[Fri Jan 25 2008] [15:39:37] &lt;las&gt;<text:tab/>cannam: maybe i should update the vendor branch with that buffering adapater stuff</text:p>
      <text:p text:style-name="Standard">[Fri Jan 25 2008] [15:39:48] &lt;cannam&gt;<text:tab/>las: that would certainly avoid that problem</text:p>
      <text:p text:style-name="Standard">[Fri Jan 25 2008] [15:39:56] Quit<text:tab/>edogawa has left this server (Read error: 110 (Connection timed out)).</text:p>
      <text:p text:style-name="Standard">[Fri Jan 25 2008] [15:39:57] &lt;cannam&gt;<text:tab/>las: though it would still be fft'ing all the data twice</text:p>
      <text:p text:style-name="Standard">[Fri Jan 25 2008] [15:40:46] &lt;las&gt;<text:tab/>cannam: hmm</text:p>
      <text:p text:style-name="Standard">[Fri Jan 25 2008] [15:40:50] Join<text:tab/>esox has joined this channel (n=jean-mar@jol13-1-89-85-87-15.dsl.club-internet.fr).</text:p>
      <text:p text:style-name="Standard">[Fri Jan 25 2008] [15:41:05] &lt;las&gt;<text:tab/>cannam: so this where i should do my own FFT and pass it spectral data?</text:p>
      <text:p text:style-name="Standard">[Fri Jan 25 2008] [15:41:08] &lt;cannam&gt;<text:tab/>las: with this sort of stuff, 10% of the work is deciding on a method, 90% is tuning it -- that's why it's worth making plugins of these things &amp; reusing the code even though the real work may be only a few lines</text:p>
      <text:p text:style-name="Standard">[Fri Jan 25 2008] [15:41:34] &lt;cannam&gt;<text:tab/>las: unfortunately, with this method you do actually want it to do the fft twice</text:p>
      <text:p text:style-name="Standard">[Fri Jan 25 2008] [15:41:44] &lt;las&gt;<text:tab/>cannam: really?</text:p>
      <text:p text:style-name="Standard">[Fri Jan 25 2008] [15:41:47] &lt;cannam&gt;<text:tab/>las: it's an overlapped shaped window</text:p>
      <text:p text:style-name="Standard">[Fri Jan 25 2008] [15:41:51] &lt;las&gt;<text:tab/>cannam: ok</text:p>
      <text:p text:style-name="Standard">[Fri Jan 25 2008] [15:41:58] &lt;las&gt;<text:tab/>cannam: yes, i remember reading that</text:p>
      <text:p text:style-name="Standard">[Fri Jan 25 2008] [15:42:33] &lt;cannam&gt;<text:tab/>las: if you don't use a shaped window, you get a lot of noise in the fft resulting from the "edges" of your window being treated as part of the (theoretically infinite) signal</text:p>
      <text:p text:style-name="Standard">[Fri Jan 25 2008] [15:42:52] &lt;cannam&gt;<text:tab/>las: and if you do use a shaped window, you have to have an overlap or you miss some material</text:p>
      <text:p text:style-name="Standard">[Fri Jan 25 2008] [15:43:03] &lt;las&gt;<text:tab/>cannam: ok, i'll update the vendor branch from svn now</text:p>
      <text:p text:style-name="Standard">[Fri Jan 25 2008] [15:44:12] &lt;cannam&gt;<text:tab/>las: let me know if it work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pitch="variable" style:font-charset="x-symbol"/>
    <style:font-face style:name="StarSymbol" svg:font-family="StarSymbol"/>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GB"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style:style>
    <style:style style:name="Text_20_body" style:display-name="Text body" style:family="paragraph" style:parent-style-name="Standard" style:class="text">
      <style:paragraph-properties fo:margin-top="0cm" fo:margin-bottom="0.212cm" fo:background-color="transparent">
        <style:background-image/>
      </style:paragraph-properties>
      <style:text-properties fo:font-size="10.5pt"/>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8-01-30T16:43:47</meta:creation-date>
    <dc:date>2008-02-14T15:40:25</dc:date>
    <dc:language>en-GB</dc:language>
    <meta:editing-cycles>11</meta:editing-cycles>
    <meta:editing-duration>P2DT6H11M20S</meta:editing-duration>
    <meta:user-defined meta:name="Info 1"/>
    <meta:user-defined meta:name="Info 2"/>
    <meta:user-defined meta:name="Info 3"/>
    <meta:user-defined meta:name="Info 4"/>
    <meta:document-statistic meta:table-count="0" meta:image-count="0" meta:object-count="0" meta:page-count="5" meta:paragraph-count="142" meta:word-count="2394" meta:character-count="13785"/>
  </office:meta>
</office:document-meta>
</file>